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9.77cm" fo:min-width="9.154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575cm" fo:min-width="9.75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9.75cm" fo:min-width="9.599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1cm" fo:min-width="10.215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5cm" fo:min-width="3.3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4c7dc" draw:textarea-horizontal-align="justify" draw:textarea-vertical-align="middle" draw:auto-grow-height="false" fo:min-height="1.115cm" fo:min-width="3.25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afd095" draw:textarea-horizontal-align="justify" draw:textarea-vertical-align="middle" draw:auto-grow-height="false" fo:min-height="1.115cm" fo:min-width="3.3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5cm" fo:min-width="3.3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5ce" draw:textarea-horizontal-align="justify" draw:textarea-vertical-align="middle" draw:auto-grow-height="false" fo:min-height="1.115cm" fo:min-width="3.31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f5ce" draw:textarea-horizontal-align="justify" draw:textarea-vertical-align="middle" draw:auto-grow-height="false" fo:min-height="1.115cm" fo:min-width="3.31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afd095" draw:textarea-horizontal-align="justify" draw:textarea-vertical-align="middle" draw:auto-grow-height="false" fo:min-height="1.115cm" fo:min-width="3.31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8" style:family="graphic" style:parent-style-name="standard">
      <style:graphic-properties draw:stroke="none" svg:stroke-color="#000000" draw:fill="none" draw:fill-color="#afd095" draw:textarea-horizontal-align="left" draw:auto-grow-height="true" draw:auto-grow-width="true" fo:min-height="0cm" fo:min-width="0cm" loext:decorative="false"/>
      <style:paragraph-properties style:writing-mode="lr-tb"/>
    </style:style>
    <style:style style:name="gr19" style:family="graphic" style:parent-style-name="objectwithoutfill">
      <style:graphic-properties draw:marker-end="Arrowheads_20_10" draw:marker-end-width="0.3cm" draw:fill="none" draw:fill-color="#cccccc" draw:textarea-vertical-align="middle" loext:decorative="false"/>
    </style:style>
    <style:style style:name="gr20" style:family="graphic" style:parent-style-name="objectwithoutfill">
      <style:graphic-properties draw:marker-end="Arrowheads_20_11" draw:marker-end-width="0.3cm" draw:fill="none" draw:fill-color="#cccccc" draw:textarea-vertical-align="middle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2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465a4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465a4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solid" draw:fill-color="#fff5ce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afd095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 draw:fill-color="#cccccc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0.33cm" svg:height="10.696cm" svg:x="1.1cm" svg:y="1.235cm"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0.33cm" svg:height="1.905cm" svg:x="1.1cm" svg:y="12.7cm">
          <text:p text:style-name="P3"><text:span text:style-name="T2">客户端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795cm" svg:height="10.696cm" svg:x="15.875cm" svg:y="1.27cm">
          <text:p text:style-name="P1"><text:span text:style-name="T1"/></text:p>
          <draw:enhanced-geometry svg:viewBox="0 0 21600 21600" draw:path-stretchpoint-x="10800" draw:path-stretchpoint-y="10800" draw:text-areas="?f3 ?f4 ?f5 ?f6" draw:mirror-horizontal="false" draw:mirror-vertical="false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0.795cm" svg:height="1.94cm" svg:x="15.875cm" svg:y="12.7cm">
          <text:p text:style-name="P3"><text:span text:style-name="T2">服务端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677cm" svg:height="1.17cm" svg:x="1.975cm" svg:y="1.335cm">
          <draw:text-box>
            <text:p>客户端状态</text:p>
          </draw:text-box>
        </draw:frame>
        <draw:frame draw:style-name="gr5" draw:text-style-name="P5" draw:layer="layout" svg:width="3.677cm" svg:height="1.17cm" svg:x="22.155cm" svg:y="1.37cm">
          <draw:text-box>
            <text:p>服务端状态</text:p>
          </draw:text-box>
        </draw:frame>
        <draw:custom-shape draw:name="Process" draw:style-name="gr6" draw:text-style-name="P7" xml:id="id1" draw:id="id1" draw:layer="layout" svg:width="3.81cm" svg:height="1.365cm" svg:x="1.905cm" svg:y="3.08cm">
          <text:p text:style-name="P6"><text:span text:style-name="T3">CLOS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" draw:style-name="gr7" draw:text-style-name="P8" xml:id="id2" draw:id="id2" draw:layer="layout" svg:width="3.757cm" svg:height="1.365cm" svg:x="1.958cm" svg:y="5.899cm">
          <text:p text:style-name="P6"><text:span text:style-name="T3">SYN-S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" draw:style-name="gr8" draw:text-style-name="P9" draw:layer="layout" svg:width="3.81cm" svg:height="1.365cm" svg:x="1.905cm" svg:y="8.795cm">
          <text:p text:style-name="P6"><text:span text:style-name="T3">ESTABLISH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9" draw:text-style-name="P7" draw:layer="layout" svg:width="3.81cm" svg:height="1.365cm" svg:x="22.225cm" svg:y="3.08cm">
          <text:p text:style-name="P6"><text:span text:style-name="T3">CLOS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" draw:style-name="gr10" draw:text-style-name="P10" xml:id="id3" draw:id="id3" draw:layer="layout" svg:width="3.811cm" svg:height="1.365cm" svg:x="22.225cm" svg:y="5.381cm">
          <text:p text:style-name="P6"><text:span text:style-name="T3">LIST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" draw:style-name="gr11" draw:text-style-name="P10" draw:layer="layout" svg:width="3.811cm" svg:height="1.365cm" svg:x="22.225cm" svg:y="7.681cm">
          <text:p text:style-name="P6"><text:span text:style-name="T3">SYN-RECEIV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12" draw:text-style-name="P9" draw:layer="layout" svg:width="3.811cm" svg:height="1.365cm" svg:x="22.225cm" svg:y="9.881cm">
          <text:p text:style-name="P6"><text:span text:style-name="T3">ESTABLISH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" draw:style-name="gr13" draw:text-style-name="P11" draw:layer="layout" draw:line-skew="-0.727cm" svg:x1="3.81cm" svg:y1="4.445cm" svg:x2="3.837cm" svg:y2="5.899cm" draw:start-shape="id1" draw:start-glue-point="6" draw:end-shape="id2" draw:end-glue-point="4" svg:d="M3810 4445h27v1454" svg:viewBox="0 0 28 1455">
          <text:p/>
        </draw:connector>
        <draw:connector draw:name="Connector 1" draw:style-name="gr14" draw:text-style-name="P11" draw:layer="layout" draw:line-skew="-0.727cm" svg:x1="3.824cm" svg:y1="7.338cm" svg:x2="3.851cm" svg:y2="8.792cm" svg:d="M3824 7338h27v1454" svg:viewBox="0 0 28 1455">
          <text:p/>
        </draw:connector>
        <draw:connector draw:name="Connector 2" draw:style-name="gr15" draw:text-style-name="P11" draw:layer="layout" svg:x1="24.124cm" svg:y1="4.438cm" svg:x2="24.131cm" svg:y2="5.381cm" draw:end-shape="id3" draw:end-glue-point="4" svg:d="M24124 4438v339h7v604" svg:viewBox="0 0 8 944">
          <text:p/>
        </draw:connector>
        <draw:connector draw:name="Connector 3" draw:style-name="gr16" draw:text-style-name="P11" draw:layer="layout" svg:x1="24.128cm" svg:y1="6.731cm" svg:x2="24.135cm" svg:y2="7.574cm" svg:d="M24128 6731v289h7v554" svg:viewBox="0 0 8 844">
          <text:p/>
        </draw:connector>
        <draw:connector draw:name="Connector 4" draw:style-name="gr17" draw:text-style-name="P11" draw:layer="layout" svg:x1="24.128cm" svg:y1="9.031cm" svg:x2="24.135cm" svg:y2="9.874cm" svg:d="M24128 9031v289h7v554" svg:viewBox="0 0 8 844">
          <text:p/>
        </draw:connector>
        <draw:frame draw:style-name="gr18" draw:text-style-name="P13" draw:layer="layout" svg:width="1.836cm" svg:height="1.275cm" draw:transform="rotate (-0.261799387799149) translate (12.67cm 3.363cm)">
          <draw:text-box>
            <text:p text:style-name="P12"><text:span text:style-name="T4">SYN</text:span></text:p>
            <text:p text:style-name="P12"><text:span text:style-name="T4">Seq=0</text:span></text:p>
          </draw:text-box>
        </draw:frame>
        <draw:frame draw:style-name="gr5" draw:text-style-name="P14" draw:layer="layout" svg:width="3.499cm" svg:height="1.275cm" draw:transform="rotate (0.349065850398866) translate (11.595cm 6.836cm)">
          <draw:text-box>
            <text:p text:style-name="P12"><text:span text:style-name="T4">SYN-ACK</text:span></text:p>
            <text:p text:style-name="P12"><text:span text:style-name="T4">Ack=1 <text:s text:c="2"/>Seq=0</text:span></text:p>
          </draw:text-box>
        </draw:frame>
        <draw:frame draw:style-name="gr5" draw:text-style-name="P14" draw:layer="layout" svg:width="1.785cm" svg:height="1.275cm" draw:transform="rotate (-0.261799387799149) translate (12.788cm 9.099cm)">
          <draw:text-box>
            <text:p text:style-name="P12"><text:span text:style-name="T4">ACK</text:span></text:p>
            <text:p text:style-name="P12"><text:span text:style-name="T4">Ack=1</text:span></text:p>
          </draw:text-box>
        </draw:frame>
        <draw:line draw:style-name="gr19" draw:text-style-name="P15" draw:layer="layout" svg:x1="11.692cm" svg:y1="4.363cm" svg:x2="15.288cm" svg:y2="5.327cm">
          <text:p/>
        </draw:line>
        <draw:line draw:style-name="gr20" draw:text-style-name="P15" draw:layer="layout" svg:x1="15.144cm" svg:y1="6.977cm" svg:x2="12.065cm" svg:y2="8.115cm">
          <text:p/>
        </draw:line>
        <draw:line draw:style-name="gr19" draw:text-style-name="P15" draw:layer="layout" svg:x1="11.692cm" svg:y1="10.197cm" svg:x2="15.288cm" svg:y2="11.161cm">
          <text:p/>
        </draw:line>
        <draw:path draw:name="start-event-none" draw:style-name="gr21" draw:text-style-name="P17" draw:layer="layout" svg:width="1cm" svg:height="1cm" svg:x="11.845cm" svg:y="2.688cm" svg:viewBox="0 0 1001 1001" svg:d="M1001 500c0-276-225-500-502-500-276 0-499 224-499 500s223 501 499 501c277 0 502-225 502-501z">
          <svg:title>start-event-none</svg:title>
          <text:p text:style-name="P16">1</text:p>
        </draw:path>
        <draw:path draw:name="start-event-none 1" draw:style-name="gr22" draw:text-style-name="P17" draw:layer="layout" svg:width="1cm" svg:height="1cm" svg:x="11.846cm" svg:y="5.589cm" svg:viewBox="0 0 1001 1001" svg:d="M1001 500c0-276-225-500-502-500-276 0-499 224-499 500s223 501 499 501c277 0 502-225 502-501z">
          <svg:title>start-event-none</svg:title>
          <text:p text:style-name="P16">2</text:p>
        </draw:path>
        <draw:path draw:name="start-event-none 2" draw:style-name="gr23" draw:text-style-name="P17" draw:layer="layout" svg:width="1cm" svg:height="1cm" svg:x="11.847cm" svg:y="8.79cm" svg:viewBox="0 0 1001 1001" svg:d="M1001 500c0-276-225-500-502-500-276 0-499 224-499 500s223 501 499 501c277 0 502-225 502-501z">
          <svg:title>start-event-none</svg:title>
          <text:p text:style-name="P16">3</text:p>
        </draw:path>
        <draw:frame draw:style-name="gr5" draw:text-style-name="P14" draw:layer="layout" svg:width="3.806cm" svg:height="1.675cm" svg:x="7.289cm" svg:y="8.62cm">
          <draw:text-box>
            <text:p text:style-name="P12"><text:span text:style-name="T5">收到</text:span><text:span text:style-name="T5">SYN-ACK</text:span></text:p>
            <text:p text:style-name="P12"><text:span text:style-name="T5">发送</text:span><text:span text:style-name="T5">ACK</text:span></text:p>
          </draw:text-box>
        </draw:frame>
        <draw:frame draw:style-name="gr5" draw:text-style-name="P14" draw:layer="layout" svg:width="2.634cm" svg:height="0.963cm" svg:x="7.989cm" svg:y="3.721cm">
          <draw:text-box>
            <text:p text:style-name="P12"><text:span text:style-name="T5">发送</text:span><text:span text:style-name="T5">SYN</text:span></text:p>
          </draw:text-box>
        </draw:frame>
        <draw:frame draw:style-name="gr5" draw:text-style-name="P14" draw:layer="layout" svg:width="3.806cm" svg:height="1.675cm" svg:x="16.489cm" svg:y="5.321cm">
          <draw:text-box>
            <text:p text:style-name="P12"><text:span text:style-name="T5">收到</text:span><text:span text:style-name="T5">SYN</text:span></text:p>
            <text:p text:style-name="P12"><text:span text:style-name="T5">发送</text:span><text:span text:style-name="T5">SYN-ACK</text:span></text:p>
          </draw:text-box>
        </draw:frame>
        <draw:frame draw:style-name="gr5" draw:text-style-name="P14" draw:layer="layout" svg:width="2.634cm" svg:height="0.963cm" svg:x="16.889cm" svg:y="10.122cm">
          <draw:text-box>
            <text:p text:style-name="P12"><text:span text:style-name="T5">收到</text:span><text:span text:style-name="T5">ACK</text:span></text:p>
          </draw:text-box>
        </draw:frame>
        <draw:frame draw:style-name="gr5" draw:text-style-name="P14" draw:layer="layout" svg:width="2.634cm" svg:height="0.963cm" svg:x="7.989cm" svg:y="7.022cm">
          <draw:text-box>
            <text:p text:style-name="P12"><text:span text:style-name="T5">等待</text:span><text:span text:style-name="T5">ACK</text:span></text:p>
          </draw:text-box>
        </draw:frame>
        <draw:frame draw:style-name="gr5" draw:text-style-name="P14" draw:layer="layout" svg:width="2.634cm" svg:height="0.963cm" svg:x="16.789cm" svg:y="8.523cm">
          <draw:text-box>
            <text:p text:style-name="P12"><text:span text:style-name="T5">等待</text:span><text:span text:style-name="T5">ACK</text:span></text:p>
          </draw:text-box>
        </draw:fram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7:13:32.505362895</meta:creation-date>
    <dc:date>2024-06-18T20:36:44.739926916</dc:date>
    <meta:editing-duration>PT2H26M2S</meta:editing-duration>
    <meta:editing-cycles>5</meta:editing-cycles>
    <meta:generator>LibreOffice/24.2.3.2$Linux_X86_64 LibreOffice_project/420$Build-2</meta:generator>
    <meta:document-statistic meta:object-count="56"/>
  </office:meta>
</office:document-meta>
</file>